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charset="x-symbol"/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orizontal_20_Line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2.501cm" fo:margin-right="0cm" fo:text-indent="0cm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9" style:family="paragraph" style:parent-style-name="Standard">
      <style:paragraph-properties fo:margin-left="2.501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13" style:family="paragraph" style:parent-style-name="Standard">
      <style:paragraph-properties fo:margin-left="3.752cm" fo:margin-right="0cm" fo:text-indent="0cm" style:auto-text-indent="false"/>
      <style:text-properties fo:font-style="italic" style:font-style-asian="italic" style:font-style-complex="italic"/>
    </style:style>
    <style:style style:name="P1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1.251cm" fo:margin-right="0cm" fo:text-indent="0cm" style:auto-text-indent="false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0" style:family="paragraph" style:parent-style-name="Horizontal_20_Line">
      <style:text-properties fo:font-style="italic" style:font-style-asian="italic" style:font-style-complex="italic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Wingdings" fo:font-weight="normal" style:font-name-asian="Wingdings" style:font-weight-asian="normal" style:font-name-complex="Wingdings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ronze Award</text:h>
      <text:p text:style-name="P2">Craggy Island Achievement Award in Climbing Skills</text:p>
      <text:p text:style-name="Horizontal_20_Line"/>
      <text:p text:style-name="P2">Child's Name:</text:p>
      <text:p text:style-name="P2">Age:</text:p>
      <text:p text:style-name="P2">Kids Club:</text:p>
      <text:p text:style-name="Horizontal_20_Line"/>
      <text:p text:style-name="P2">I am:<text:tab/>A trustworthy climber</text:p>
      <text:p text:style-name="P2">Aim:<text:tab/>An understanding of the basic principles of climbing and belaying</text:p>
      <text:p text:style-name="Horizontal_20_Line"/>
      <text:p text:style-name="P2">Good Behaviour Log: <text:span text:style-name="T4"></text:span></text:p>
      <text:p text:style-name="P5">Six boxes for instructors' initials</text:p>
      <text:p text:style-name="P10"/>
      <text:p text:style-name="P2">Maintain Trust Award skills</text:p>
      <text:p text:style-name="P4">Keep safe</text:p>
      <text:p text:style-name="P4">Safe harness</text:p>
      <text:p text:style-name="P4">Good knots</text:p>
      <text:p text:style-name="P5">Leave this till last</text:p>
      <text:p text:style-name="P10"/>
      <text:p text:style-name="P2">Learn to belay using an ATC XP: <text:span text:style-name="T4"></text:span></text:p>
      <text:p text:style-name="P4">ATC = Air Traffic Control, eXtra Protection (teeth)</text:p>
      <text:p text:style-name="P4">Belaying: V, Knee, 1, 2, 3</text:p>
      <text:p text:style-name="P11"/>
      <text:p text:style-name="P2">Holding a falling climber</text:p>
      <text:p text:style-name="P4">“Learn ATC” must be signed off first</text:p>
      <text:p text:style-name="P5">Get the climber to fall off a <text:span text:style-name="T3">lot</text:span> of times</text:p>
      <text:p text:style-name="P10"/>
      <text:p text:style-name="P2">Check your partner every time before you climb</text:p>
      <text:p text:style-name="P4">Harness:</text:p>
      <text:p text:style-name="P8">Before the first climb</text:p>
      <text:p text:style-name="P8">After bouldering / toilet</text:p>
      <text:p text:style-name="P4">Belay device</text:p>
      <text:p text:style-name="P5">Karabiner</text:p>
      <text:p text:style-name="P4">Knot</text:p>
      <text:p text:style-name="P5">Instructor belay - make deliberate mistakes</text:p>
      <text:p text:style-name="P2"/>
      <text:p text:style-name="P2">Communicate clearly with your climbing partner</text:p>
      <text:p text:style-name="P5">See: Climbing Calls</text:p>
      <text:p text:style-name="P2"/>
      <text:p text:style-name="P2">Tie in using Perfect Knots: <text:span text:style-name="T4"></text:span></text:p>
      <text:p text:style-name="P4">Figure-8</text:p>
      <text:p text:style-name="P4">1 metre of slack</text:p>
      <text:p text:style-name="P4">Neat figure of 8 (small loop at harness)</text:p>
      <text:p text:style-name="P4">Double stopper knot (against figure of 8)</text:p>
      <text:p text:style-name="P4">Short tail (5-10cm)</text:p>
      <text:p text:style-name="P4">Correct part of harness:</text:p>
      <text:p text:style-name="P8">DMM</text:p>
      <text:p text:style-name="P8">Black Diamond</text:p>
      <text:p text:style-name="P8">Petzl full-body</text:p>
      <text:p text:style-name="P2"><text:soft-page-break/></text:p>
      <text:p text:style-name="P2">Correctly use an anchor bag</text:p>
      <text:p text:style-name="P4">Daisy chain / rope tight</text:p>
      <text:p text:style-name="P4">Attach to belay loop (below belay device)</text:p>
      <text:p text:style-name="P4">Behind you</text:p>
      <text:p text:style-name="P4">Explain direction of forces</text:p>
      <text:p text:style-name="P5">Belayer can't move, so pick position before start</text:p>
      <text:p text:style-name="P10"/>
      <text:p text:style-name="P2">Learn about different styles of harnesses</text:p>
      <text:p text:style-name="P5">Types:</text:p>
      <text:p text:style-name="P8">Bowline</text:p>
      <text:p text:style-name="P8">DMM Alpine</text:p>
      <text:p text:style-name="P8">Black Diamond (comfy harness)</text:p>
      <text:p text:style-name="P8">Petzl junior full-body</text:p>
      <text:p text:style-name="P8">Shoulder harness (for DMM)</text:p>
      <text:p text:style-name="P4">Tie in points</text:p>
      <text:p text:style-name="P4">Belay points</text:p>
      <text:p text:style-name="P4">Who are they suitable for:</text:p>
      <text:p text:style-name="P8">Thin people</text:p>
      <text:p text:style-name="P8">Fat people</text:p>
      <text:p text:style-name="P8">Small people</text:p>
      <text:p text:style-name="P8">Nervous people</text:p>
      <text:p text:style-name="P4">Tie-in point relative to centre of balance</text:p>
      <text:p text:style-name="P5">Down through loops of harness (waist first)</text:p>
      <text:p text:style-name="P10"/>
      <text:p text:style-name="P2">Learn about different belay devices</text:p>
      <text:p text:style-name="P4">“Learn ATC” must be signed off first</text:p>
      <text:p text:style-name="P4">Body belaying</text:p>
      <text:p text:style-name="P4">Italian Hitch</text:p>
      <text:p text:style-name="P4">Stich Plate</text:p>
      <text:p text:style-name="P4">Figure-8 descender</text:p>
      <text:p text:style-name="P5">Belay using a Stich Plate or Italian Hitch</text:p>
      <text:p text:style-name="P10"/>
      <text:p text:style-name="P2">Learn how to Effectively Spot a Boulderer</text:p>
      <text:p text:style-name="P4">Don't actually do any spotting</text:p>
      <text:p text:style-name="P4">Rationale</text:p>
      <text:p text:style-name="P8">What are we protecting?</text:p>
      <text:p text:style-name="P13">Head, neck, spine</text:p>
      <text:p text:style-name="P8">Why?</text:p>
      <text:p text:style-name="P8">How?</text:p>
      <text:p text:style-name="P4">Know how to effectively spot a boulderer</text:p>
      <text:p text:style-name="P8">Spotting stance</text:p>
      <text:p text:style-name="P8">Track boulderer</text:p>
      <text:p text:style-name="P8">Keep area clear</text:p>
      <text:p text:style-name="P5">Traverse spotting</text:p>
      <text:p text:style-name="P2"/>
      <text:p text:style-name="P2">Re-Assemble your harness after your instructor has dismantled it</text:p>
      <text:p text:style-name="P4">Some harnesses can't be taken apart</text:p>
      <text:p text:style-name="P4">Dismantle a DMM harness</text:p>
      <text:p text:style-name="P5">Make sure all the elastic bits get put back</text:p>
      <text:p text:style-name="P10"/>
      <text:p text:style-name="P14">Learn about Route Grading (French Sport Grading)</text:p>
      <text:p text:style-name="P4">Measure of technical difficulty</text:p>
      <text:p text:style-name="P4">Difficulty of hardest move</text:p>
      <text:p text:style-name="P5">What do we want them to know?</text:p>
      <text:p text:style-name="P10"/>
      <text:p text:style-name="P2">Techniques: Learn, Understand, Demonstrate:</text:p>
      <text:p text:style-name="P6">Hand - Cross-Through</text:p>
      <text:p text:style-name="P6">Hand - Matching</text:p>
      <text:p text:style-name="P6">Feet - Basic foot placement</text:p>
      <text:p text:style-name="P6">Feet - Foot Swap</text:p>
      <text:p text:style-name="P6">Feet - Silent Feet</text:p>
      <text:p text:style-name="P6">Feet - Smearing</text:p>
      <text:p text:style-name="P6">Feet - Step-Through</text:p>
      <text:p text:style-name="P6">Body - Balance</text:p>
      <text:p text:style-name="P8">Learn all techniques</text:p>
      <text:p text:style-name="P9">Test several</text:p>
      <text:p text:style-name="P2"/>
      <text:p text:style-name="P2">Complete 10 climbs (without resting on the rope)</text:p>
      <text:p text:style-name="P2">Complete 10 climbs (on a single colour, without using the rope)</text:p>
      <text:p text:style-name="P4">Slightly loose rope, no sitting</text:p>
      <text:p text:style-name="P4">10 Rainbow</text:p>
      <text:p text:style-name="P5">10 Single colour</text:p>
      <text:p text:style-name="P5">Try harder grades than on previous award</text:p>
      <text:p text:style-name="P10"/>
      <text:p text:style-name="P2">Complete 20 Boulder Problems (on a single colour)</text:p>
      <text:p text:style-name="P2"/>
      <text:p text:style-name="P2">Take part in a climbing competition</text:p>
      <text:p text:style-name="P5">Fun competition between similar ability children</text:p>
      <text:p text:style-name="P10"/>
      <text:p text:style-name="P2">Best Grade Climbed on Trust Award:</text:p>
      <text:p text:style-name="P2">Climbs:</text:p>
      <text:p text:style-name="P3"><text:span text:style-name="T3">Grade 3<text:tab/></text:span><text:span text:style-name="T4"></text:span></text:p>
      <text:p text:style-name="P3"><text:span text:style-name="T3">Grade 4<text:tab/></text:span><text:span text:style-name="T4"></text:span></text:p>
      <text:p text:style-name="P3"><text:span text:style-name="T3">Grade 5<text:tab/></text:span><text:span text:style-name="T4"></text:span></text:p>
      <text:p text:style-name="P3"><text:span text:style-name="T3">Grade 5+<text:tab/></text:span><text:span text:style-name="T4"></text:span></text:p>
      <text:p text:style-name="P6">Grade 6a</text:p>
      <text:p text:style-name="P6">...</text:p>
      <text:p text:style-name="P8">A tally of grades climbed</text:p>
      <text:p text:style-name="P7"><text:span text:style-name="T1">Log </text:span><text:span text:style-name="T2">every</text:span><text:span text:style-name="T1"> climb in the tally</text:span></text:p>
      <text:p text:style-name="P1"/>
      <text:p text:style-name="P2"/>
      <text:p text:style-name="P14">Assessment</text:p>
      <text:p text:style-name="P6">[Y/N] Can the climber complete all the above in a trustworthy manner?</text:p>
      <text:p text:style-name="P6">[Y/N] Has the climber performed all the above tasks competently?</text:p>
      <text:p text:style-name="P3"><text:span text:style-name="T3">Instructors Name / Signed / Date</text:span></text:p>
      <text:p text:style-name="P8">Belay and lower safely using an ATC</text:p>
      <text:p text:style-name="P8">Demonstrate some techniques</text:p>
      <text:p text:style-name="P8">Know about different harnesses: tie-in point, belay point</text:p>
      <text:p text:style-name="P8">DMM, Black Diamond, Petzl</text:p>
      <text:p text:style-name="P8">Understand how to spot a boulderer and when spotting is required</text:p>
      <text:p text:style-name="P8">Check their partner <text:span text:style-name="T3">every</text:span> time without prompting</text:p>
      <text:p text:style-name="P8">Communicate clearly with their partner</text:p>
      <text:p text:style-name="P8">Well-measured knots every time</text:p>
      <text:p text:style-name="P8">Demonstrate anchor bag usage</text:p>
      <text:p text:style-name="P8">Hold a falling climber</text:p>
      <text:p text:style-name="P20"/>
      <text:p text:style-name="P12">General Notes:</text:p>
      <text:p text:style-name="P4">Rope when belaying should be slightly loose</text:p>
      <text:p text:style-name="P4">Kids may rainbow routes, but no sitting on the rope</text:p>
      <text:p text:style-name="P4">Once kids pass, they may use Adult Bouldering Wall, so make sure they're sensibl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charset="x-symbol"/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Arial Unicode MS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29T14:17:35</dc:date>
    <dc:creator>Richard Russon</dc:creator>
    <meta:generator>LibreOffice/3.3$Unix LibreOffice_project/330m19$Build-301</meta:generator>
    <meta:editing-duration>PT2H38M19S</meta:editing-duration>
    <meta:editing-cycles>15</meta:editing-cycles>
    <meta:document-statistic meta:table-count="0" meta:image-count="0" meta:object-count="0" meta:page-count="4" meta:paragraph-count="137" meta:word-count="644" meta:character-count="3640"/>
  </office:meta>
</office:document-meta>
</file>